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paragraph-rsid="00112cce" style:font-size-asian="11pt" style:font-size-complex="11pt"/>
    </style:style>
    <style:style style:name="P2" style:family="paragraph" style:parent-style-name="Standard">
      <style:text-properties fo:font-size="11pt" officeooo:paragraph-rsid="0014eecd" style:font-size-asian="11pt" style:font-size-complex="11pt"/>
    </style:style>
    <style:style style:name="P3" style:family="paragraph" style:parent-style-name="Standard">
      <style:text-properties fo:font-size="11pt" officeooo:rsid="0014eecd" officeooo:paragraph-rsid="0014eecd" style:font-size-asian="11pt" style:font-size-complex="11pt"/>
    </style:style>
    <style:style style:name="P4" style:family="paragraph" style:parent-style-name="Standard">
      <style:text-properties fo:font-size="11pt" officeooo:paragraph-rsid="00171c67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fo:font-size="11pt" officeooo:paragraph-rsid="0014eec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fo:font-size="11pt" officeooo:paragraph-rsid="00171c67" style:font-size-asian="11pt" style:font-size-complex="11pt"/>
    </style:style>
    <style:style style:name="P7" style:family="paragraph" style:parent-style-name="Standard">
      <style:text-properties fo:font-size="11pt" officeooo:paragraph-rsid="0015fdab" style:font-size-asian="11pt" style:font-size-complex="11pt"/>
    </style:style>
    <style:style style:name="P8" style:family="paragraph" style:parent-style-name="Text_20_body">
      <style:text-properties fo:font-size="11pt" officeooo:paragraph-rsid="0015fdab" style:font-size-asian="11pt" style:font-size-complex="11pt"/>
    </style:style>
    <style:style style:name="P9" style:family="paragraph" style:parent-style-name="Text_20_body">
      <style:text-properties fo:font-size="11pt" officeooo:paragraph-rsid="00171c67" style:font-size-asian="11pt" style:font-size-complex="11pt"/>
    </style:style>
    <style:style style:name="P10" style:family="paragraph" style:parent-style-name="Text_20_body">
      <style:text-properties officeooo:paragraph-rsid="0015fdab"/>
    </style:style>
    <style:style style:name="P11" style:family="paragraph" style:parent-style-name="Text_20_body">
      <style:text-properties officeooo:paragraph-rsid="00171c67"/>
    </style:style>
    <style:style style:name="P12" style:family="paragraph" style:parent-style-name="Standard" style:list-style-name="L1">
      <style:text-properties fo:font-size="11pt" officeooo:paragraph-rsid="00112cce" style:font-size-asian="11pt" style:font-size-complex="11pt"/>
    </style:style>
    <style:style style:name="P13" style:family="paragraph" style:parent-style-name="Standard" style:list-style-name="L2">
      <style:text-properties fo:font-size="11pt" officeooo:paragraph-rsid="00112cce" style:font-size-asian="11pt" style:font-size-complex="11pt"/>
    </style:style>
    <style:style style:name="P14" style:family="paragraph" style:parent-style-name="Standard" style:list-style-name="L2">
      <style:text-properties fo:font-size="11pt" officeooo:paragraph-rsid="0011c00c" style:font-size-asian="11pt" style:font-size-complex="11pt"/>
    </style:style>
    <style:style style:name="P15" style:family="paragraph" style:parent-style-name="Standard" style:list-style-name="L2">
      <style:text-properties fo:font-size="11pt" officeooo:paragraph-rsid="0013ae18" style:font-size-asian="11pt" style:font-size-complex="11pt"/>
    </style:style>
    <style:style style:name="P16" style:family="paragraph" style:parent-style-name="Standard" style:list-style-name="L2">
      <style:text-properties fo:font-size="11pt" officeooo:paragraph-rsid="0014eecd" style:font-size-asian="11pt" style:font-size-complex="11pt"/>
    </style:style>
    <style:style style:name="P17" style:family="paragraph" style:parent-style-name="Standard">
      <style:text-properties fo:font-size="11pt" officeooo:paragraph-rsid="00171c67" style:font-size-asian="11pt" style:font-size-complex="11pt"/>
    </style:style>
    <style:style style:name="P18" style:family="paragraph" style:parent-style-name="Standard">
      <style:text-properties fo:font-size="11pt" officeooo:rsid="00198494" officeooo:paragraph-rsid="00198494" style:font-size-asian="11pt" style:font-size-complex="11pt"/>
    </style:style>
    <style:style style:name="P19" style:family="paragraph" style:parent-style-name="Standard">
      <style:text-properties fo:font-size="11pt" officeooo:rsid="00198494" officeooo:paragraph-rsid="001aa324" style:font-size-asian="11pt" style:font-size-complex="11pt"/>
    </style:style>
    <style:style style:name="P20" style:family="paragraph" style:parent-style-name="Standard">
      <style:text-properties fo:font-size="11pt" officeooo:paragraph-rsid="00198494" style:font-size-asian="11pt" style:font-size-complex="11pt"/>
    </style:style>
    <style:style style:name="P21" style:family="paragraph" style:parent-style-name="Standard">
      <style:text-properties fo:font-size="11pt" officeooo:rsid="001bb48f" officeooo:paragraph-rsid="001bb48f" style:font-size-asian="11pt" style:font-size-complex="11pt"/>
    </style:style>
    <style:style style:name="P22" style:family="paragraph" style:parent-style-name="Standard">
      <style:text-properties officeooo:paragraph-rsid="00171c67"/>
    </style:style>
    <style:style style:name="P23" style:family="paragraph" style:parent-style-name="Standard">
      <style:text-properties officeooo:paragraph-rsid="001935c6"/>
    </style:style>
    <style:style style:name="P24" style:family="paragraph" style:parent-style-name="Standard" style:list-style-name="L4">
      <style:text-properties officeooo:paragraph-rsid="00198494"/>
    </style:style>
    <style:style style:name="P25" style:family="paragraph" style:parent-style-name="Standard" style:list-style-name="L4">
      <style:text-properties officeooo:paragraph-rsid="001bb48f"/>
    </style:style>
    <style:style style:name="P26" style:family="paragraph" style:parent-style-name="Standard">
      <style:text-properties officeooo:paragraph-rsid="00198494"/>
    </style:style>
    <style:style style:name="P27" style:family="paragraph" style:parent-style-name="Standard">
      <style:text-properties fo:font-weight="bold" officeooo:rsid="001aa324" officeooo:paragraph-rsid="001aa324" style:font-weight-asian="bold" style:font-weight-complex="bold"/>
    </style:style>
    <style:style style:name="P28" style:family="paragraph" style:parent-style-name="Standard" style:list-style-name="L4">
      <style:text-properties fo:font-weight="normal" officeooo:rsid="001bb48f" officeooo:paragraph-rsid="001bb48f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1bb48f" officeooo:paragraph-rsid="001c5ab9" style:font-weight-asian="normal" style:font-weight-complex="normal"/>
    </style:style>
    <style:style style:name="P30" style:family="paragraph" style:parent-style-name="Standard">
      <style:text-properties fo:font-weight="normal" officeooo:rsid="001bb48f" officeooo:paragraph-rsid="001bb48f" style:font-weight-asian="normal" style:font-weight-complex="normal"/>
    </style:style>
    <style:style style:name="P31" style:family="paragraph" style:parent-style-name="Standard">
      <style:text-properties fo:font-weight="normal" officeooo:rsid="001bb48f" officeooo:paragraph-rsid="001d7256" style:font-weight-asian="normal" style:font-weight-complex="normal"/>
    </style:style>
    <style:style style:name="P32" style:family="paragraph" style:parent-style-name="Standard" style:list-style-name="L4">
      <style:text-properties fo:font-weight="normal" officeooo:rsid="001c5ab9" officeooo:paragraph-rsid="001c5ab9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1d7256" officeooo:paragraph-rsid="001d7256" style:font-weight-asian="normal" style:font-weight-complex="normal"/>
    </style:style>
    <style:style style:name="P34" style:family="paragraph" style:parent-style-name="Standard" style:list-style-name="L4">
      <style:text-properties officeooo:rsid="001c5ab9" officeooo:paragraph-rsid="001c5ab9"/>
    </style:style>
    <style:style style:name="P35" style:family="paragraph" style:parent-style-name="Standard">
      <style:text-properties officeooo:paragraph-rsid="001bb48f"/>
    </style:style>
    <style:style style:name="P36" style:family="paragraph" style:parent-style-name="Standard" style:list-style-name="L6">
      <style:text-properties officeooo:paragraph-rsid="001c702c"/>
    </style:style>
    <style:style style:name="P37" style:family="paragraph" style:parent-style-name="Standard" style:list-style-name="L7">
      <style:text-properties officeooo:paragraph-rsid="001d7256"/>
    </style:style>
    <style:style style:name="P38" style:family="paragraph" style:parent-style-name="Standard">
      <style:paragraph-properties fo:break-before="page"/>
      <style:text-properties officeooo:paragraph-rsid="001bb48f"/>
    </style:style>
    <style:style style:name="P39" style:family="paragraph" style:parent-style-name="Title">
      <style:text-properties fo:font-size="13pt" style:font-size-asian="13pt" style:font-size-complex="13pt"/>
    </style:style>
    <style:style style:name="P40" style:family="paragraph" style:parent-style-name="Title">
      <style:text-properties fo:font-size="13pt" officeooo:paragraph-rsid="00171c67" style:font-size-asian="13pt" style:font-size-complex="13pt"/>
    </style:style>
    <style:style style:name="T1" style:family="text">
      <style:text-properties officeooo:rsid="0010cb6d"/>
    </style:style>
    <style:style style:name="T2" style:family="text">
      <style:text-properties officeooo:rsid="00112cc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c00c" style:font-weight-asian="bold" style:font-weight-complex="bold"/>
    </style:style>
    <style:style style:name="T5" style:family="text">
      <style:text-properties fo:font-weight="bold" officeooo:rsid="0014eecd" style:font-weight-asian="bold" style:font-weight-complex="bold"/>
    </style:style>
    <style:style style:name="T6" style:family="text">
      <style:text-properties fo:font-weight="bold" officeooo:rsid="0015fda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5fdab" style:font-weight-asian="normal" style:font-weight-complex="normal"/>
    </style:style>
    <style:style style:name="T9" style:family="text">
      <style:text-properties officeooo:rsid="0011c00c"/>
    </style:style>
    <style:style style:name="T10" style:family="text">
      <style:text-properties officeooo:rsid="0013ae18"/>
    </style:style>
    <style:style style:name="T11" style:family="text">
      <style:text-properties officeooo:rsid="0014eecd"/>
    </style:style>
    <style:style style:name="T12" style:family="text">
      <style:text-properties officeooo:rsid="0015fdab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15fdab" style:font-size-asian="11pt" style:font-size-complex="11pt"/>
    </style:style>
    <style:style style:name="T15" style:family="text">
      <style:text-properties fo:font-size="11pt" officeooo:rsid="00112cce" style:font-size-asian="11pt" style:font-size-complex="11pt"/>
    </style:style>
    <style:style style:name="T16" style:family="text">
      <style:text-properties fo:font-size="11pt" officeooo:rsid="001935c6" style:font-size-asian="11pt" style:font-size-complex="11pt"/>
    </style:style>
    <style:style style:name="T17" style:family="text">
      <style:text-properties fo:font-size="11pt" officeooo:rsid="00198494" style:font-size-asian="11pt" style:font-size-complex="11pt"/>
    </style:style>
    <style:style style:name="T18" style:family="text">
      <style:text-properties fo:font-size="11pt" officeooo:rsid="001bb48f" style:font-size-asian="11pt" style:font-size-complex="11pt"/>
    </style:style>
    <style:style style:name="T19" style:family="text">
      <style:text-properties fo:font-size="11pt" officeooo:rsid="001c5ab9" style:font-size-asian="11pt" style:font-size-complex="11pt"/>
    </style:style>
    <style:style style:name="T20" style:family="text">
      <style:text-properties fo:font-size="11pt" officeooo:rsid="001c702c" style:font-size-asian="11pt" style:font-size-complex="11pt"/>
    </style:style>
    <style:style style:name="T21" style:family="text">
      <style:text-properties fo:font-size="11pt" officeooo:rsid="001d7256" style:font-size-asian="11pt" style:font-size-complex="11pt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size="11pt" fo:font-weight="bold" officeooo:rsid="0015fdab" style:font-size-asian="11pt" style:font-weight-asian="bold" style:font-size-complex="11pt" style:font-weight-complex="bold"/>
    </style:style>
    <style:style style:name="T24" style:family="text">
      <style:text-properties fo:font-size="11pt" fo:font-weight="bold" officeooo:rsid="001935c6" style:font-size-asian="11pt" style:font-weight-asian="bold" style:font-size-complex="11pt" style:font-weight-complex="bold"/>
    </style:style>
    <style:style style:name="T25" style:family="text">
      <style:text-properties fo:font-size="11pt" fo:font-weight="bold" officeooo:rsid="00198494" style:font-size-asian="11pt" style:font-weight-asian="bold" style:font-size-complex="11pt" style:font-weight-complex="bold"/>
    </style:style>
    <style:style style:name="T26" style:family="text">
      <style:text-properties fo:font-size="11pt" fo:font-weight="bold" officeooo:rsid="001bb48f" style:font-size-asian="11pt" style:font-weight-asian="bold" style:font-size-complex="11pt" style:font-weight-complex="bold"/>
    </style:style>
    <style:style style:name="T27" style:family="text">
      <style:text-properties fo:font-size="11pt" fo:font-weight="bold" officeooo:rsid="001c5ab9" style:font-size-asian="11pt" style:font-weight-asian="bold" style:font-size-complex="11pt" style:font-weight-complex="bold"/>
    </style:style>
    <style:style style:name="T28" style:family="text">
      <style:text-properties fo:font-size="11pt" fo:font-weight="bold" officeooo:rsid="001c702c" style:font-size-asian="11pt" style:font-weight-asian="bold" style:font-size-complex="11pt" style:font-weight-complex="bold"/>
    </style:style>
    <style:style style:name="T29" style:family="text">
      <style:text-properties fo:font-size="11pt" fo:font-weight="bold" officeooo:rsid="001d7256" style:font-size-asian="11pt" style:font-weight-asian="bold" style:font-size-complex="11pt" style:font-weight-complex="bold"/>
    </style:style>
    <style:style style:name="T30" style:family="text">
      <style:text-properties fo:font-size="11pt" fo:font-weight="normal" style:font-size-asian="11pt" style:font-weight-asian="normal" style:font-size-complex="11pt" style:font-weight-complex="normal"/>
    </style:style>
    <style:style style:name="T31" style:family="text">
      <style:text-properties fo:font-size="11pt" fo:font-weight="normal" officeooo:rsid="001bb48f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1c5ab9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0198494" style:font-size-asian="11pt" style:font-weight-asian="normal" style:font-size-complex="11pt" style:font-weight-complex="normal"/>
    </style:style>
    <style:style style:name="T34" style:family="text">
      <style:text-properties fo:font-size="11pt" fo:font-weight="normal" officeooo:rsid="001c702c" style:font-size-asian="11pt" style:font-weight-asian="normal" style:font-size-complex="11pt" style:font-weight-complex="normal"/>
    </style:style>
    <style:style style:name="T35" style:family="text">
      <style:text-properties fo:font-size="11pt" fo:font-weight="normal" officeooo:rsid="001d7256" style:font-size-asian="11pt" style:font-weight-asian="normal" style:font-size-complex="11pt" style:font-weight-complex="normal"/>
    </style:style>
    <style:style style:name="T36" style:family="text">
      <style:text-properties officeooo:rsid="001935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ПОЛИТИКА АУТЕНТИФИКАЦИИ ДЛЯ ЛИЧНОГО КАБИНЕТА "ПАРТНЁР-API"</text:p>
      <text:p text:style-name="P8">Дата <text:span text:style-name="T12">утверждения</text:span>: ________________</text:p>
      <text:p text:style-name="P10"><text:span text:style-name="T14">Дата начала действия</text:span><text:span text:style-name="T13">: ________________</text:span></text:p>
      <text:p text:style-name="P1">Цель: <text:span text:style-name="T1">О</text:span>беспечение безопасного удаленного подключения партнеров к административному интерфейсу компании ООО "ABC" <text:span text:style-name="T12">и</text:span><text:span text:style-name="T1"> </text:span>защиты конфиденциальной информации.</text:p>
      <text:p text:style-name="P2"><text:span text:style-name="T2">О</text:span>пределения:<text:line-break/><text:span text:style-name="T3">Аутентификация </text:span><text:span text:style-name="T7">- </text:span>процесс проверки подлинности партнера, включающий идентификацию и проверку подлинности предоставленных учетных данных.<text:line-break/><text:line-break/><text:span text:style-name="T3">Партнер </text:span><text:span text:style-name="T7">- </text:span>юридическое или физическое лицо, имеющее право доступа к личному кабинету <text:span text:style-name="T1">(личный кабинет </text:span>"Партнёр-API"<text:span text:style-name="T1">)</text:span>.</text:p>
      <text:p text:style-name="P2"/>
      <text:p text:style-name="P3"><text:span text:style-name="T3">Руководитель</text:span> - руководитель компании ООО "ABC" (председатель правления)</text:p>
      <text:p text:style-name="P2"/>
      <text:p text:style-name="P2"><text:span text:style-name="T11">Основные положения</text:span><text:line-break/></text:p>
      <text:list xml:id="list135270342" text:style-name="L1">
        <text:list-item>
          <text:p text:style-name="P12"><text:span text:style-name="T2">Б</text:span>локировка учётной записи <text:span text:style-name="T2">(временная)</text:span></text:p>
        </text:list-item>
      </text:list>
      <text:list xml:id="list4204183958" text:style-name="L2">
        <text:list-item>
          <text:list>
            <text:list-item>
              <text:p text:style-name="P13"><text:s/>Учётная запись <text:span text:style-name="T3">партнера</text:span> будет временно заблокирована после выполнения <text:span text:style-name="T2">5</text:span> неуспешных последовательных попыток <text:span text:style-name="T3">аутентификации</text:span> на период времени 30 мин.<text:line-break/></text:p>
            </text:list-item>
          </text:list>
        </text:list-item>
        <text:list-item>
          <text:p text:style-name="P13">Автоматическое прерывание сессии <text:span text:style-name="T4">партнера </text:span><text:span text:style-name="T9">в личном кабинете</text:span></text:p>
          <text:list>
            <text:list-item>
              <text:p text:style-name="P13">Сессия доступа для <text:span text:style-name="T3">партнера</text:span> будет автоматически прервана (приостановлена) по истечении <text:span text:style-name="T2">15</text:span> минут бездействия.<text:line-break/></text:p>
            </text:list-item>
          </text:list>
        </text:list-item>
        <text:list-item>
          <text:p text:style-name="P14"><text:span text:style-name="T9">Правила безопасности п</text:span>аролей <text:span text:style-name="T4">партнера</text:span></text:p>
          <text:list>
            <text:list-item>
              <text:p text:style-name="P14">Парол<text:span text:style-name="T9">ь</text:span> для личного кабинета <text:span text:style-name="T4">партнера</text:span><text:span text:style-name="T3"> </text:span>"Партнёр-API" должны быть изменены не реже одного раза в <text:span text:style-name="T9">180</text:span> дней.</text:p>
            </text:list-item>
            <text:list-item>
              <text:p text:style-name="P15">Минимальная длина пароля должна составлять 12 символов.</text:p>
            </text:list-item>
            <text:list-item>
              <text:p text:style-name="P15">Пароли содержат цифр<text:span text:style-name="T10">овые </text:span>и буквенные символы (<text:span text:style-name="T10">последние </text:span><text:span text:style-name="T11">обязательно </text:span>в верхнем и нижнем регистрах).</text:p>
            </text:list-item>
            <text:list-item>
              <text:p text:style-name="P16">Пароли не должны содержать легко вычисляемые сочетания букв и цифр, такие как имена, фамилии, наименования.<text:line-break/></text:p>
            </text:list-item>
          </text:list>
        </text:list-item>
        <text:list-item>
          <text:p text:style-name="P16">Ответственность</text:p>
          <text:list>
            <text:list-item>
              <text:p text:style-name="P16"><text:span text:style-name="T3">Руководитель </text:span>отвечает за <text:span text:style-name="T11">утверждение и </text:span>соблюдение политики аутентификации в личном кабинете "Партнёр-API".</text:p>
            </text:list-item>
            <text:list-item>
              <text:p text:style-name="P16">Начальник отдела информационной безопасности компании ООО "ABC" отвечает за контроль <text:span text:style-name="T11">и </text:span>исполнение политики аутентификации, включая обучение партнеров и мониторинг соблюдения политики.<text:line-break/></text:p>
            </text:list-item>
          </text:list>
        </text:list-item>
        <text:list-item>
          <text:p text:style-name="P16">Изменения политики</text:p>
          <text:list>
            <text:list-item>
              <text:p text:style-name="P16">Любые изменения или обновления политики аутентификации для личного кабинета "Партнёр-API" должны быть согласованы с <text:span text:style-name="T5">Руководителем</text:span><text:span text:style-name="T6">, </text:span><text:span text:style-name="T8">з</text:span><text:span text:style-name="T7">адокументированы </text:span><text:span text:style-name="T8">и донесены до </text:span><text:span text:style-name="T6">Партнера</text:span><text:span text:style-name="T8"> для ознакомления.</text:span></text:p>
            </text:list-item>
          </text:list>
        </text:list-item>
      </text:list>
      <text:p text:style-name="P2"/>
      <text:p text:style-name="P7"><text:span text:style-name="T12">Данная п</text:span>олитика вступает в силу с момента ее утверждения <text:span text:style-name="T6">Р</text:span><text:span text:style-name="T3">уководителем</text:span>. </text:p>
      <text:p text:style-name="P7">Все <text:span text:style-name="T6">П</text:span><text:span text:style-name="T3">артнеры</text:span> обязаны соблюдать требования этой политики. </text:p>
      <text:p text:style-name="P7"/>
      <text:p text:style-name="P7"/>
      <text:p text:style-name="P5">Руководитель компании: _________________________</text:p>
      <text:p text:style-name="P5">(подпись) (Иванов А. Г.)</text:p>
      <text:p text:style-name="P5"/>
      <text:p text:style-name="P5">Ответственный за исполнение: ____________________</text:p>
      <text:p text:style-name="P5">(подпись) (Петров Б. В.)</text:p>
      <text:p text:style-name="P40"><text:soft-page-break/>ПЛАН РЕАГИРОВАНИЯ НА ИНЦИДЕНТЫ</text:p>
      <text:p text:style-name="P9"><text:span text:style-name="T3">Дата </text:span><text:span text:style-name="T6">утверждения</text:span><text:span text:style-name="T3">:</text:span> ________________</text:p>
      <text:p text:style-name="P11"><text:span text:style-name="T23">Дата начала действия</text:span><text:span text:style-name="T13">: ________________</text:span></text:p>
      <text:p text:style-name="P20"><text:span text:style-name="T3">Цель</text:span>: </text:p>
      <text:p text:style-name="P20"><text:span text:style-name="T1">Обеспечение эффективного </text:span><text:span text:style-name="T36">и быстрого</text:span><text:span text:style-name="T1"> реагирования на различные инциденты ИБ </text:span><text:span text:style-name="T36">и </text:span>минимизации потенциальных ущербов, сохранения конфиденциальности целостности и доступности данных. </text:p>
      <text:p text:style-name="P4"/>
      <text:p text:style-name="P18"><text:span text:style-name="T3">Определения и сокращения</text:span>:</text:p>
      <text:p text:style-name="P19"><text:span text:style-name="T3">Компания</text:span> – компания ООО «ABC»</text:p>
      <text:p text:style-name="P19"><text:span text:style-name="T3">Руководитель</text:span> – <text:span text:style-name="T11">руководитель компании ООО "ABC" (председатель правления)</text:span></text:p>
      <text:p text:style-name="P21"><text:span text:style-name="T3">ИБ</text:span> – информационная безопасность</text:p>
      <text:p text:style-name="P19"><text:span text:style-name="T3">инцидент ИБ</text:span> – инцидент информационной безопасности</text:p>
      <text:p text:style-name="P18"><text:span text:style-name="T3">отдел ИБ</text:span> – отдел информационной безопасности <text:span text:style-name="T3">Компании</text:span></text:p>
      <text:p text:style-name="P27"><text:span text:style-name="T15">с</text:span><text:span text:style-name="T13">отрудник </text:span><text:span text:style-name="T17">– </text:span><text:span text:style-name="T30">сотрудник </text:span><text:span text:style-name="T13">Компании</text:span></text:p>
      <text:p text:style-name="P23"><text:span text:style-name="T15"/></text:p>
      <text:p text:style-name="P23"><text:span text:style-name="T15">О</text:span><text:span text:style-name="T16">бщий порядок</text:span><text:span text:style-name="T13">:</text:span></text:p>
      <text:list xml:id="list572151806" text:style-name="L4">
        <text:list-item>
          <text:p text:style-name="P24"><text:span text:style-name="T16">Выявление </text:span><text:span text:style-name="T24">инцидента ИБ</text:span></text:p>
        </text:list-item>
      </text:list>
      <text:p text:style-name="P26"><text:span text:style-name="T16"><text:tab/></text:span><text:span text:style-name="T24">Инцидент ИБ</text:span><text:span text:style-name="T16"> </text:span><text:span text:style-name="T17">может быть выявлен (обнаружен) SIEM-системой или сотрудником </text:span><text:span text:style-name="T25">Компании<text:line-break/></text:span></text:p>
      <text:list xml:id="list181515560337114" text:continue-numbering="true" text:style-name="L4">
        <text:list-item>
          <text:p text:style-name="P24"><text:span text:style-name="T17">Регистрация <text:s/></text:span><text:span text:style-name="T18">и уведомление об </text:span><text:span text:style-name="T25">инцидент</text:span><text:span text:style-name="T26">е</text:span><text:span text:style-name="T25"> ИБ</text:span></text:p>
          <text:p text:style-name="P25"><text:span text:style-name="T17">В случаем выявления потенциального </text:span><text:span text:style-name="T25">инцидента ИБ </text:span><text:span text:style-name="T17">SIEM-системой событие регистрируется автоматически </text:span><text:span text:style-name="T18">и уведомление об </text:span><text:span text:style-name="T26">инциденте ИБ</text:span><text:span text:style-name="T18"> автоматически формируется для ответственного за </text:span><text:span text:style-name="T26">ИБ</text:span><text:span text:style-name="T18"> (начальник </text:span><text:span text:style-name="T26">отдела ИБ</text:span><text:span text:style-name="T18">)<text:line-break/></text:span><text:span text:style-name="T17">В случае выявления потенциального </text:span><text:span text:style-name="T25">инцидента ИБ</text:span><text:span text:style-name="T17"> сотрудником, обнаруживший обязан зарегистрировать данное событие (при наличии соответствующих прав или возможностей) либо сообщить в </text:span><text:span text:style-name="T25">отдел </text:span><text:span text:style-name="T26">ИБ</text:span><text:span text:style-name="T31"> (уведомить ответственного за </text:span><text:span text:style-name="T26">ИБ</text:span><text:span text:style-name="T31"> (начальник </text:span><text:span text:style-name="T26">отдела ИБ</text:span><text:span text:style-name="T31">)</text:span><text:span text:style-name="T32">)</text:span><text:span text:style-name="T31"><text:line-break/></text:span></text:p>
        </text:list-item>
        <text:list-item>
          <text:p text:style-name="P25"><text:span text:style-name="T18">Оценка </text:span><text:span text:style-name="T26">инцидента ИБ</text:span></text:p>
          <text:p text:style-name="P29"><text:span text:style-name="T13">Оценка инцидента ИБ необходима для формирования рабочей группы для расследования и работы с </text:span><text:span text:style-name="T22">инцидентом ИБ</text:span></text:p>
          <text:p text:style-name="P29"><text:span text:style-name="T17">В случаем выявления </text:span><text:span text:style-name="T25">инцидента ИБ</text:span><text:span text:style-name="T17"> SIEM-системой </text:span><text:span text:style-name="T19">первичная оценка, <text:s/>классификация и формирование документа об </text:span><text:span text:style-name="T27">инциденте ИБ</text:span><text:span text:style-name="T19"> происходит </text:span><text:span text:style-name="T17">автоматически</text:span><text:span text:style-name="T19">.</text:span></text:p>
          <text:p text:style-name="P29"><text:span text:style-name="T19">В случае выявления</text:span><text:span text:style-name="T27"> инцидента</text:span><text:span text:style-name="T25"> </text:span><text:span text:style-name="T27">ИБ сотрудником Компании </text:span><text:span text:style-name="T19">после уведомления</text:span><text:span text:style-name="T27"> отдела ИБ </text:span><text:span text:style-name="T19">ответственный за </text:span><text:span text:style-name="T27">ИБ </text:span><text:span text:style-name="T19">обязан дать первичную оценку, классификацию и подготовить документ о выявленном</text:span><text:span text:style-name="T27"> инциденте ИБ<text:line-break/></text:span></text:p>
        </text:list-item>
        <text:list-item>
          <text:p text:style-name="P34"><text:span text:style-name="T31">Р</text:span><text:span text:style-name="T30">абочая группа</text:span><text:span text:style-name="T22"><text:line-break/></text:span><text:span text:style-name="T30">В зависимости от классификации инцидента и его характера, назначается ответственный сотрудник или рабочая группа</text:span></text:p>
          <text:p text:style-name="P32"><text:span text:style-name="T13">Работа по реагированию на инцидент проводится в соответствии с предварительно разработанными процедурами.<text:line-break/></text:span></text:p>
        </text:list-item>
        <text:list-item>
          <text:p text:style-name="P32"><text:span text:style-name="T20">Анализ и меры по управлению рисками</text:span></text:p>
          <text:p text:style-name="P28"><text:span text:style-name="T19">Рабоч</text:span><text:span text:style-name="T20">ей</text:span><text:span text:style-name="T19"> групп</text:span><text:span text:style-name="T20">ой</text:span><text:span text:style-name="T19"> проводит</text:span><text:span text:style-name="T20">ся</text:span><text:span text:style-name="T19"> анализ </text:span><text:span text:style-name="T27">инцидента </text:span><text:span text:style-name="T28">ИБ</text:span><text:span text:style-name="T19">, определя</text:span><text:span text:style-name="T20">ются </text:span><text:span text:style-name="T19">причины</text:span><text:span text:style-name="T20">, </text:span><text:span text:style-name="T19">масштаб </text:span><text:span text:style-name="T20">и меры реагирования </text:span><text:span text:style-name="T19">по управлению </text:span><text:span text:style-name="T27">инцидентом </text:span><text:span text:style-name="T28">ИБ</text:span><text:span text:style-name="T19"> для его пресечения, устранения и предотвращения повторения.</text:span></text:p>
          <text:p text:style-name="P28"><text:span text:style-name="T19"><text:s/></text:span></text:p>
        </text:list-item>
        <text:list-item>
          <text:p text:style-name="P28"><text:span text:style-name="T20">Д</text:span><text:span text:style-name="T19">окументирование </text:span><text:span text:style-name="T20">работы по управлению </text:span><text:span text:style-name="T28">инцидентом ИБ</text:span></text:p>
          <text:p text:style-name="P28"><text:span text:style-name="T19">Рабочая группа проводит анализ инцидента, фиксирует все детали и результаты реагирования;</text:span></text:p>
          <text:p text:style-name="P28"><text:span text:style-name="T19">Предлагает </text:span><text:span text:style-name="T20">меры </text:span><text:span text:style-name="T19">улучшения для будущих ситуаций</text:span></text:p>
          <text:p text:style-name="P28"><text:span text:style-name="T19"/></text:p>
        </text:list-item>
      </text:list>
      <text:p text:style-name="P30"><text:span text:style-name="T19"/></text:p>
      <text:p text:style-name="P38"><text:span text:style-name="T32">Порядок реагирования на </text:span><text:span text:style-name="T35">некоторые</text:span><text:span text:style-name="T32"> виды инцидентов:</text:span></text:p>
      <text:list xml:id="list932870886" text:style-name="L6">
        <text:list-item>
          <text:p text:style-name="P36"><text:span text:style-name="T32">При выявлении вредоносного ПО на серверах компании</text:span></text:p>
          <text:list>
            <text:list-item>
              <text:p text:style-name="P36"><text:span text:style-name="T32">Инфицированные серверы должны быть немедленно изолированы от сети;</text:span></text:p>
            </text:list-item>
            <text:list-item>
              <text:p text:style-name="P36"><text:span text:style-name="T34">П</text:span><text:span text:style-name="T32">роцедура сканирования и удаления вредоносного ПО с зараженных серверов;</text:span></text:p>
            </text:list-item>
            <text:list-item>
              <text:p text:style-name="P36"><text:span text:style-name="T34">В</text:span><text:span text:style-name="T32">осстан</text:span><text:span text:style-name="T34">о</text:span><text:span text:style-name="T32">вл</text:span><text:span text:style-name="T34">ение</text:span><text:span text:style-name="T32"> данные с резервных копий;</text:span></text:p>
            </text:list-item>
            <text:list-item>
              <text:p text:style-name="P36"><text:span text:style-name="T32">Анализ причин инцидента</text:span><text:span text:style-name="T34">;</text:span></text:p>
            </text:list-item>
            <text:list-item>
              <text:p text:style-name="P36"><text:span text:style-name="T34">Принятие м</text:span><text:span text:style-name="T32">ер для предотвращения повторн</text:span><text:span text:style-name="T34">ых </text:span><text:span text:style-name="T32">инцидент</text:span><text:span text:style-name="T34">ов</text:span><text:span text:style-name="T32">.</text:span></text:p>
            </text:list-item>
          </text:list>
        </text:list-item>
      </text:list>
      <text:list xml:id="list181516496302063" text:continue-list="list181515560337114" text:style-name="L4">
        <text:list-header>
          <text:p text:style-name="P28"><text:span text:style-name="T19"/></text:p>
        </text:list-header>
      </text:list>
      <text:p text:style-name="P31"><text:span text:style-name="T19">Рабочая группа:</text:span></text:p>
      <text:list xml:id="list1654000970" text:style-name="L7">
        <text:list-item>
          <text:p text:style-name="P37"><text:span text:style-name="T32">Ответственный за информационную безопасность </text:span><text:span text:style-name="T35">(начальник отдела ИБ)</text:span><text:span text:style-name="T32">.</text:span></text:p>
        </text:list-item>
        <text:list-item>
          <text:p text:style-name="P37"><text:span text:style-name="T32">IT-специалисты </text:span><text:span text:style-name="T29">отдела ИБ</text:span></text:p>
        </text:list-item>
        <text:list-item>
          <text:p text:style-name="P33"><text:span text:style-name="T13">IT-специалисты других отделов </text:span><text:span text:style-name="T22">Компании</text:span><text:span text:style-name="T13"> (при необходимости)</text:span></text:p>
        </text:list-item>
        <text:list-item>
          <text:p text:style-name="P37"><text:span text:style-name="T32">Представители юридического и HR-отделов (при необходимости).</text:span></text:p>
        </text:list-item>
      </text:list>
      <text:p text:style-name="P35"><text:span text:style-name="T33"/></text:p>
      <text:p text:style-name="P4"/>
      <text:p text:style-name="P22"><text:span text:style-name="T14">Данн</text:span><text:span text:style-name="T20">ый</text:span><text:span text:style-name="T13"> </text:span><text:span text:style-name="T20">план вступает </text:span><text:span text:style-name="T13">в силу с момента е</text:span><text:span text:style-name="T21">го</text:span><text:span text:style-name="T13"> утверждения </text:span><text:span text:style-name="T23">Р</text:span><text:span text:style-name="T22">уководителем</text:span><text:span text:style-name="T13">. </text:span></text:p>
      <text:p text:style-name="P4"/>
      <text:p text:style-name="P4"/>
      <text:p text:style-name="P4"/>
      <text:p text:style-name="P6">Руководитель компании: _________________________</text:p>
      <text:p text:style-name="P6">(подпись) (Иванов А. Г.)</text:p>
      <text:p text:style-name="P6"/>
      <text:p text:style-name="P6">Ответственный за исполнение: ____________________</text:p>
      <text:p text:style-name="P6">(подпись) (Петров Б. В.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2T15:08:03.743839943</meta:creation-date>
    <dc:date>2023-07-02T18:14:15.536253352</dc:date>
    <meta:editing-duration>PT7M1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73" meta:word-count="657" meta:character-count="5309" meta:non-whitespace-character-count="4728"/>
  </office:meta>
</office:document-meta>
</file>